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georgia" svg:font-family="georgia"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afbaa" officeooo:paragraph-rsid="001afbaa"/>
    </style:style>
    <style:style style:name="P2" style:family="paragraph" style:parent-style-name="Standard">
      <style:text-properties officeooo:paragraph-rsid="001afbaa"/>
    </style:style>
    <style:style style:name="P3" style:family="paragraph" style:parent-style-name="Text_20_body">
      <style:paragraph-properties fo:line-height="100%"/>
      <style:text-properties officeooo:paragraph-rsid="001afbaa"/>
    </style:style>
    <style:style style:name="P4" style:family="paragraph" style:parent-style-name="Text_20_body">
      <style:paragraph-properties fo:margin-left="0in" fo:margin-right="0in" fo:line-height="100%" fo:text-indent="0in" style:auto-text-indent="false"/>
    </style:style>
    <style:style style:name="P5" style:family="paragraph" style:parent-style-name="Text_20_body">
      <style:paragraph-properties fo:margin-left="0in" fo:margin-right="0in" fo:line-height="100%" fo:text-indent="0in" style:auto-text-indent="false"/>
      <style:text-properties officeooo:paragraph-rsid="001afbaa"/>
    </style:style>
    <style:style style:name="P6" style:family="paragraph" style:parent-style-name="Text_20_body">
      <style:paragraph-properties fo:margin-left="0in" fo:margin-right="0in" fo:line-height="100%" fo:text-indent="0in" style:auto-text-indent="false"/>
      <style:text-properties style:font-name="georgia" officeooo:paragraph-rsid="001afbaa"/>
    </style:style>
    <style:style style:name="P7" style:family="paragraph" style:parent-style-name="List_20_Contents">
      <style:paragraph-properties fo:margin-left="0.4925in" fo:margin-right="0in" fo:margin-top="0in" fo:margin-bottom="0.1965in" style:contextual-spacing="false" fo:line-height="100%" fo:text-indent="0in" style:auto-text-indent="false"/>
    </style:style>
    <style:style style:name="T1" style:family="text">
      <style:text-properties officeooo:rsid="001afbaa"/>
    </style:style>
    <style:style style:name="T2" style:family="text">
      <style:text-properties fo:font-variant="normal" fo:text-transform="none" fo:color="#252525" style:font-name="sans-serif" fo:font-size="10.5pt" fo:letter-spacing="normal" fo:font-style="normal" fo:font-weight="bold"/>
    </style:style>
    <style:style style:name="T3" style:family="text">
      <style:text-properties fo:font-variant="normal" fo:text-transform="none" fo:color="#252525" style:font-name="sans-serif" fo:font-size="10.5pt" fo:letter-spacing="normal" fo:font-style="normal" fo:font-weight="normal"/>
    </style:style>
    <style:style style:name="T4" style:family="text">
      <style:text-properties fo:font-variant="normal" fo:text-transform="none" fo:color="#252525" style:font-name="sans-serif" fo:font-size="10.5pt" fo:letter-spacing="normal" fo:font-style="normal" fo:font-weight="normal" officeooo:rsid="001afbaa"/>
    </style:style>
    <style:style style:name="T5" style:family="text">
      <style:text-properties fo:font-variant="normal" fo:text-transform="none" fo:color="#252525" style:font-name="sans-serif" fo:font-size="10.5pt" fo:letter-spacing="normal" fo:font-style="italic" fo:font-weight="normal"/>
    </style:style>
    <style:style style:name="T6"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7" style:family="text">
      <style:text-properties fo:font-variant="normal" fo:text-transform="none" fo:color="#252525" style:text-line-through-style="none" style:text-line-through-type="none" fo:font-size="10.5pt" fo:letter-spacing="normal" fo:font-style="normal" style:text-underline-style="none" fo:font-weight="normal" style:text-blinking="false"/>
    </style:style>
    <style:style style:name="T8" style:family="text">
      <style:text-properties fo:font-variant="normal" fo:text-transform="none" fo:color="#252525" style:text-line-through-style="none" style:text-line-through-type="none" style:font-name="georgia" fo:font-size="10.5pt" fo:letter-spacing="normal" fo:font-style="normal" style:text-underline-style="none" fo:font-weight="normal" style:text-blinking="false"/>
    </style:style>
    <style:style style:name="T9" style:family="text">
      <style:text-properties fo:font-variant="normal" fo:text-transform="none" fo:color="#252525" fo:font-size="10.5pt" fo:letter-spacing="normal" fo:font-style="normal" fo:font-weight="bold"/>
    </style:style>
    <style:style style:name="T10" style:family="text">
      <style:text-properties fo:font-variant="normal" fo:text-transform="none" fo:color="#252525" fo:font-size="10.5pt" fo:letter-spacing="normal" fo:font-style="normal" fo:font-weight="normal"/>
    </style:style>
    <style:style style:name="T11" style:family="text">
      <style:text-properties fo:font-variant="normal" fo:text-transform="none" fo:color="#252525" fo:font-size="10.5pt" fo:letter-spacing="normal" fo:font-style="normal" fo:font-weight="normal" officeooo:rsid="001afbaa"/>
    </style:style>
    <style:style style:name="T12" style:family="text">
      <style:text-properties fo:font-variant="normal" fo:text-transform="none" fo:color="#252525" fo:font-size="10.5pt" fo:letter-spacing="normal" fo:font-style="italic" fo:font-weight="normal"/>
    </style:style>
    <style:style style:name="T13" style:family="text">
      <style:text-properties fo:font-variant="normal" fo:text-transform="none" fo:color="#252525" style:font-name="georgia" fo:font-size="10.5pt" fo:letter-spacing="normal" fo:font-style="normal" fo:font-weight="bold"/>
    </style:style>
    <style:style style:name="T14" style:family="text">
      <style:text-properties fo:font-variant="normal" fo:text-transform="none" fo:color="#252525" style:font-name="georgia" fo:font-size="10.5pt" fo:letter-spacing="normal" fo:font-style="normal" fo:font-weight="normal"/>
    </style:style>
    <style:style style:name="T15" style:family="text">
      <style:text-properties fo:font-variant="normal" fo:text-transform="none" fo:color="#252525" style:font-name="georgia" fo:font-size="10.5pt" fo:letter-spacing="normal" fo:font-style="normal" fo:font-weight="normal" officeooo:rsid="001afbaa"/>
    </style:style>
    <style:style style:name="T16" style:family="text">
      <style:text-properties fo:font-variant="normal" fo:text-transform="none" fo:color="#252525" style:font-name="georgia" fo:font-size="10.5pt" fo:letter-spacing="normal" fo:font-style="italic" fo:font-weight="normal"/>
    </style:style>
    <style:style style:name="T17"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8" style:family="text">
      <style:text-properties fo:font-variant="normal" fo:text-transform="none" fo:color="#0b0080" style:text-line-through-style="none" style:text-line-through-type="none" style:font-name="sans-serif" fo:font-size="8.25pt" fo:letter-spacing="normal" fo:font-style="normal" style:text-underline-style="none" fo:font-weight="normal" style:text-blinking="false"/>
    </style:style>
    <style:style style:name="T19" style:family="text">
      <style:text-properties fo:font-variant="normal" fo:text-transform="none" fo:color="#0b0080" style:text-line-through-style="none" style:text-line-through-type="none" fo:font-size="10.5pt" fo:letter-spacing="normal" fo:font-style="normal" style:text-underline-style="none" fo:font-weight="normal" style:text-blinking="false"/>
    </style:style>
    <style:style style:name="T20" style:family="text">
      <style:text-properties fo:font-variant="normal" fo:text-transform="none" fo:color="#0b0080" style:text-line-through-style="none" style:text-line-through-type="none" fo:font-size="8.25pt" fo:letter-spacing="normal" fo:font-style="normal" style:text-underline-style="none" fo:font-weight="normal" style:text-blinking="false"/>
    </style:style>
    <style:style style:name="T21" style:family="text">
      <style:text-properties fo:font-variant="normal" fo:text-transform="none" fo:color="#0b0080" style:text-line-through-style="none" style:text-line-through-type="none" style:font-name="georgia" fo:font-size="10.5pt" fo:letter-spacing="normal" fo:font-style="normal" style:text-underline-style="none" fo:font-weight="normal" style:text-blinking="false"/>
    </style:style>
    <style:style style:name="T22" style:family="text">
      <style:text-properties fo:font-variant="normal" fo:text-transform="none" fo:color="#0b0080" style:text-line-through-style="none" style:text-line-through-type="none" style:font-name="georgia" fo:font-size="8.25pt" fo:letter-spacing="normal" fo:font-style="normal" style:text-underline-style="none" fo:font-weight="normal" style:text-blink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a xlink:type="simple" xlink:href="https://en.wikipedia.org/wiki/J._C._R._Licklider"><text:span text:style-name="T1">https://en.wikipedia.org/wiki/J._C._R._Licklider</text:span></text:a></text:p>
      <text:p text:style-name="P2"/>
      <text:p text:style-name="P3"><text:span text:style-name="T13">Joseph Carl Robnett Licklider</text:span><text:span text:style-name="T14"> </text:span><text:span text:style-name="T15">(</text:span><text:span text:style-name="T14">March 11, 1915 – June 26, 1990), known simply as J. C. R. or "Lick", was an American </text:span><text:a xlink:type="simple" xlink:href="https://en.wikipedia.org/wiki/Psychologist"><text:span text:style-name="T21">psychologist</text:span></text:a><text:bookmark text:name="cite_ref-Miller_1-0"/><text:a xlink:type="simple" xlink:href="https://en.wikipedia.org/wiki/J._C._R._Licklider#cite_note-Miller-1">[1]</text:a><text:span text:style-name="T22"> </text:span><text:span text:style-name="T14">and </text:span><text:a xlink:type="simple" xlink:href="https://en.wikipedia.org/wiki/Computer_science">computer scientist</text:a><text:span text:style-name="T21"> </text:span><text:span text:style-name="T14">who is considered one of the most important figures in </text:span><text:a xlink:type="simple" xlink:href="https://en.wikipedia.org/wiki/History_of_computer_science">computer science</text:a><text:span text:style-name="T21"> </text:span><text:span text:style-name="T14">and general </text:span><text:a xlink:type="simple" xlink:href="https://en.wikipedia.org/wiki/History_of_computer_hardware"><text:span text:style-name="T21">computing history</text:span></text:a><text:span text:style-name="T14">.</text:span></text:p>
      <text:p text:style-name="P5"><text:span text:style-name="T14">He is particularly remembered for being one of the first to foresee modern-style </text:span><text:a xlink:type="simple" xlink:href="https://en.wikipedia.org/wiki/Interactive_computing">interactive computing</text:a><text:span text:style-name="T21"> </text:span><text:span text:style-name="T14">and its application to all manner of activities; and also as an </text:span><text:a xlink:type="simple" xlink:href="https://en.wikipedia.org/wiki/Internet_pioneer">Internet pioneer</text:a><text:span text:style-name="T21"> </text:span><text:span text:style-name="T14">with an early vision of a worldwide computer network long before it was built. He did much to actually initiate this by funding research which led to much of it, including today's canonical </text:span><text:a xlink:type="simple" xlink:href="https://en.wikipedia.org/wiki/Graphical_user_interface"><text:span text:style-name="T21">graphical user interface</text:span></text:a><text:span text:style-name="T14">, and the</text:span><text:span text:style-name="T8"> </text:span><text:a xlink:type="simple" xlink:href="https://en.wikipedia.org/wiki/ARPANET"><text:span text:style-name="T21">ARPANET</text:span></text:a><text:span text:style-name="T14">, the direct predecessor to the </text:span><text:a xlink:type="simple" xlink:href="https://en.wikipedia.org/wiki/Internet"><text:span text:style-name="T21">Internet</text:span></text:a><text:span text:style-name="T14">.</text:span></text:p>
      <text:p text:style-name="P4"><text:span text:style-name="T14">He has been called "computing's </text:span><text:a xlink:type="simple" xlink:href="https://en.wikipedia.org/wiki/Johnny_Appleseed"><text:span text:style-name="T21">Johnny Appleseed</text:span></text:a><text:span text:style-name="T14">", for planting the seeds of computing in the digital age; </text:span><text:a xlink:type="simple" xlink:href="https://en.wikipedia.org/wiki/Robert_Taylor_(computer_scientist)"><text:span text:style-name="T21">Robert Taylor</text:span></text:a><text:span text:style-name="T14">, founder of </text:span><text:a xlink:type="simple" xlink:href="https://en.wikipedia.org/wiki/Xerox_PARC"><text:span text:style-name="T21">Xerox PARC</text:span></text:a><text:span text:style-name="T14">'s Computer Science Laboratory and </text:span><text:a xlink:type="simple" xlink:href="https://en.wikipedia.org/wiki/Digital_Equipment_Corporation"><text:span text:style-name="T21">Digital Equipment Corporation</text:span></text:a><text:span text:style-name="T14">'s</text:span><text:a xlink:type="simple" xlink:href="https://en.wikipedia.org/wiki/DEC_Systems_Research_Center"><text:span text:style-name="T21">Systems Research Center</text:span></text:a><text:span text:style-name="T14">, noted that "most of the significant advances in computer technology—including the work that my group did at Xerox PARC—were simply extrapolations of Lick's vision. They were not really new visions of their own. So he was really the father of it all".</text:span></text:p>
      <text:p text:style-name="P4"><text:span text:style-name="T14">For people who only know today's computerized, information-rich world, the change from what came before, and thus his impact on the world (since his ideas and the work of people he sponsored led, directly and indirectly, to much of it), is probably hard to truly fathom. This quotation from the full-length </text:span><text:a xlink:type="simple" xlink:href="https://en.wikipedia.org/wiki/Biography">biography</text:a><text:span text:style-name="T21"> </text:span><text:span text:style-name="T14">of him called</text:span><text:span text:style-name="T16">The Dream Machine</text:span><text:span text:style-name="T14">, gives some sense of it:</text:span></text:p>
      <text:p text:style-name="P7"><text:span text:style-name="T14">"More than a decade will pass before </text:span><text:a xlink:type="simple" xlink:href="https://en.wikipedia.org/wiki/Personal_computer">personal computers</text:a><text:span text:style-name="T21"> </text:span><text:span text:style-name="T14">emerge from the garages of </text:span><text:a xlink:type="simple" xlink:href="https://en.wikipedia.org/wiki/Silicon_Valley"><text:span text:style-name="T21">Silicon Valley</text:span></text:a><text:span text:style-name="T14">, and a full thirty years before the Internet explosion of the 1990s. The word </text:span><text:span text:style-name="T16">computer </text:span><text:span text:style-name="T14">still has an ominous tone, conjuring up the image of a huge, intimidating device hidden away in an overlit, air-conditioned basement, relentlessly processing </text:span><text:a xlink:type="simple" xlink:href="https://en.wikipedia.org/wiki/Punched_card">punch cards</text:a><text:span text:style-name="T21"> </text:span><text:span text:style-name="T14">for some large institution: </text:span><text:span text:style-name="T16">them</text:span><text:span text:style-name="T14">.</text:span></text:p>
      <text:p text:style-name="P7"><text:span text:style-name="T14">"Yet, sitting in a nondescript office in </text:span><text:a xlink:type="simple" xlink:href="https://en.wikipedia.org/wiki/Robert_McNamara"><text:span text:style-name="T21">McNamara</text:span></text:a><text:span text:style-name="T14">'s </text:span><text:a xlink:type="simple" xlink:href="https://en.wikipedia.org/wiki/The_Pentagon"><text:span text:style-name="T21">Pentagon</text:span></text:a><text:span text:style-name="T14">, a quiet...civilian is already planning the revolution that will change forever the way computers are perceived. Somehow, the occupant of that office...has seen a future in which computers will empower individuals, instead of forcing them into rigid conformity. He is almost alone in his conviction that computers can become not just superfast calculating machines, but joyful machines: tools that will serve as new media of expression, inspirations to creativity, and gateways to a vast world of online information."</text:span></text:p>
      <text:p text:style-name="P6"><text:span text:style-name="T10">…</text:span></text:p>
      <text:p text:style-name="P5"><text:span text:style-name="T14">He studied at </text:span><text:a xlink:type="simple" xlink:href="https://en.wikipedia.org/wiki/Washington_University_in_St._Louis"><text:span text:style-name="T21">Washington University in St. Louis</text:span></text:a><text:span text:style-name="T14">, where he received a triple bachelor of arts degree in 1937, in </text:span><text:a xlink:type="simple" xlink:href="https://en.wikipedia.org/wiki/Physics"><text:span text:style-name="T21">physics</text:span></text:a><text:span text:style-name="T14">, </text:span><text:a xlink:type="simple" xlink:href="https://en.wikipedia.org/wiki/Mathematics"><text:span text:style-name="T21">mathematics</text:span></text:a><text:span text:style-name="T14">, and </text:span><text:a xlink:type="simple" xlink:href="https://en.wikipedia.org/wiki/Psychology"><text:span text:style-name="T21">psychology</text:span></text:a><text:span text:style-name="T14">, and a master of arts degree in psychology in 1938. He received a </text:span><text:a xlink:type="simple" xlink:href="https://en.wikipedia.org/wiki/Doctor_of_Philosophy">PhD</text:a><text:span text:style-name="T21"> </text:span><text:span text:style-name="T14">in </text:span><text:a xlink:type="simple" xlink:href="https://en.wikipedia.org/wiki/Psychoacoustics">psychoacoustics</text:a><text:span text:style-name="T21"> </text:span><text:span text:style-name="T14">from the</text:span><text:a xlink:type="simple" xlink:href="https://en.wikipedia.org/wiki/University_of_Rochester">University of Rochester</text:a><text:span text:style-name="T21"> </text:span><text:span text:style-name="T14">in 1942, and worked at the Psycho-Acoustic Laboratory at </text:span><text:a xlink:type="simple" xlink:href="https://en.wikipedia.org/wiki/Harvard_University">Harvard University</text:a><text:span text:style-name="T21"> </text:span><text:span text:style-name="T14">from 1943 to 1950.</text:span></text:p>
      <text:p text:style-name="P4"><text:span text:style-name="T14">He became interested in </text:span><text:a xlink:type="simple" xlink:href="https://en.wikipedia.org/wiki/Information_technology"><text:span text:style-name="T21">information technology</text:span></text:a><text:span text:style-name="T14">, and moved to </text:span><text:a xlink:type="simple" xlink:href="https://en.wikipedia.org/wiki/Massachusetts_Institute_of_Technology">MIT</text:a><text:span text:style-name="T21"> </text:span><text:span text:style-name="T14">in 1950 as an associate professor, where he served on a committee that established </text:span><text:a xlink:type="simple" xlink:href="https://en.wikipedia.org/wiki/Lincoln_Laboratory">MIT Lincoln Laboratory</text:a><text:span text:style-name="T21"> </text:span><text:span text:style-name="T14">and a psychology program for engineering students.</text:span></text:p>
      <text:p text:style-name="P4"><text:span text:style-name="T14">In 1957 he received the Franklin V. Taylor Award from the Society of Engineering Psychologists. In 1958 he was elected President of the </text:span><text:a xlink:type="simple" xlink:href="https://en.wikipedia.org/wiki/Acoustical_Society_of_America"><text:span text:style-name="T21">Acoustical Society of America</text:span></text:a><text:span text:style-name="T14">, and in 1990 he received the Commonwealth Award for Distinguished Service.</text:span><text:bookmark text:name="cite_ref-Columbia_9-0"/><text:a xlink:type="simple" xlink:href="https://en.wikipedia.org/wiki/J._C._R._Licklider#cite_note-Columbia-9"><text:span text:style-name="T22">[9]</text:span></text:a></text:p>
      <text:p text:style-name="P4"><text:span text:style-name="T14">In 1957 he became a Vice President at </text:span><text:a xlink:type="simple" xlink:href="https://en.wikipedia.org/wiki/BBN_Technologies"><text:span text:style-name="T21">Bolt Beranek and Newman, Inc.</text:span></text:a><text:span text:style-name="T14">, where he bought the first production </text:span><text:a xlink:type="simple" xlink:href="https://en.wikipedia.org/wiki/PDP-1">PDP-1</text:a><text:span text:style-name="T21"> </text:span><text:span text:style-name="T14">computer and conducted the first public demonstration of </text:span><text:a xlink:type="simple" xlink:href="https://en.wikipedia.org/wiki/Time-sharing"><text:span text:style-name="T21">time-sharing</text:span></text:a><text:span text:style-name="T14">.</text:span></text:p>
      <text:p text:style-name="P4"><text:span text:style-name="T14">In October 1962, Licklider was appointed head of the </text:span><text:a xlink:type="simple" xlink:href="https://en.wikipedia.org/wiki/Information_Processing_Techniques_Office">Information Processing Techniques </text:a><text:soft-page-break/><text:a xlink:type="simple" xlink:href="https://en.wikipedia.org/wiki/Information_Processing_Techniques_Office">Office</text:a><text:span text:style-name="T21"> </text:span><text:span text:style-name="T14">(IPTO) at </text:span><text:a xlink:type="simple" xlink:href="https://en.wikipedia.org/wiki/Defense_Advanced_Research_Projects_Agency"><text:span text:style-name="T21">DARPA</text:span></text:a><text:span text:style-name="T14">, then called ARPA, the </text:span><text:a xlink:type="simple" xlink:href="https://en.wikipedia.org/wiki/United_States_Department_of_Defense">United States Department of Defense</text:a><text:span text:style-name="T21"> </text:span><text:span text:style-name="T14">Advanced Research Projects Agency.</text:span><text:bookmark text:name="cite_ref-10"/><text:a xlink:type="simple" xlink:href="https://en.wikipedia.org/wiki/J._C._R._Licklider#cite_note-10"><text:span text:style-name="T22">[10]</text:span></text:a></text:p>
      <text:p text:style-name="P4"><text:span text:style-name="T14">In 1963 he was named Director of Behavioral Sciences Command &amp; Control Research at ARPA. In April of that year, he sent a memo to his colleagues in outlining the early challenges presented in establishing a time-sharing network of computers with the software of the era.</text:span><text:span text:style-name="T22"> </text:span><text:span text:style-name="T14">Ultimately, his vision led to </text:span><text:a xlink:type="simple" xlink:href="https://en.wikipedia.org/wiki/ARPANET"><text:span text:style-name="T21">ARPANet</text:span></text:a><text:span text:style-name="T14">, the precursor of today's </text:span><text:a xlink:type="simple" xlink:href="https://en.wikipedia.org/wiki/Internet"><text:span text:style-name="T21">Internet</text:span></text:a><text:span text:style-name="T14">.</text:span></text:p>
      <text:p text:style-name="P4"><text:span text:style-name="T14">In 1968 J.C.R. Licklider became director of </text:span><text:a xlink:type="simple" xlink:href="https://en.wikipedia.org/wiki/MIT_Computer_Science_and_Artificial_Intelligence_Laboratory">Project MAC</text:a><text:span text:style-name="T21"> </text:span><text:span text:style-name="T14">at </text:span><text:a xlink:type="simple" xlink:href="https://en.wikipedia.org/wiki/MIT"><text:span text:style-name="T21">MIT</text:span></text:a><text:span text:style-name="T14">, and a professor in the Department of Electrical Engineering. Project MAC had produced the first computer time-sharing system, </text:span><text:a xlink:type="simple" xlink:href="https://en.wikipedia.org/wiki/Compatible_Time-Sharing_System"><text:span text:style-name="T21">CTSS</text:span></text:a><text:span text:style-name="T14">, and one of the first </text:span><text:a xlink:type="simple" xlink:href="https://en.wikipedia.org/wiki/Computer_network">online</text:a><text:span text:style-name="T21"> </text:span><text:span text:style-name="T14">setups with the development of </text:span><text:a xlink:type="simple" xlink:href="https://en.wikipedia.org/wiki/Multics"><text:span text:style-name="T21">Multics</text:span></text:a><text:span text:style-name="T14">  work on which commenced in 1964). Multics provided inspiration for some elements of the </text:span><text:a xlink:type="simple" xlink:href="https://en.wikipedia.org/wiki/Unix"><text:span text:style-name="T21">Unix</text:span></text:a><text:span text:style-name="T8"> </text:span><text:a xlink:type="simple" xlink:href="https://en.wikipedia.org/wiki/Operating_system">operating system</text:a><text:span text:style-name="T21"> </text:span><text:span text:style-name="T14">developed at </text:span><text:a xlink:type="simple" xlink:href="https://en.wikipedia.org/wiki/Bell_Labs">Bell Labs</text:a><text:span text:style-name="T21"> </text:span><text:span text:style-name="T14">by </text:span><text:a xlink:type="simple" xlink:href="https://en.wikipedia.org/wiki/Ken_Thompson_(computer_programmer)">Ken Thompson</text:a><text:span text:style-name="T21"> </text:span><text:span text:style-name="T14">and </text:span><text:a xlink:type="simple" xlink:href="https://en.wikipedia.org/wiki/Dennis_Ritchie"><text:span text:style-name="T21">Dennis Ritchie</text:span></text:a><text:span text:style-name="T14"> in 1970.</text:span><text:bookmark text:name="cite_ref-13"/><text:a xlink:type="simple" xlink:href="https://en.wikipedia.org/wiki/J._C._R._Licklider#cite_note-13"><text:span text:style-name="T22">[13]</text:span></text:a></text:p>
      <text:p text:style-name="P4"><text:span text:style-name="T14">He retired and became Professor </text:span><text:a xlink:type="simple" xlink:href="https://en.wikipedia.org/wiki/Emeritus">Emeritus</text:a><text:span text:style-name="T21"> </text:span><text:span text:style-name="T14">in 1985. He died in 1990 in </text:span><text:a xlink:type="simple" xlink:href="https://en.wikipedia.org/wiki/Arlington,_Massachusetts"><text:span text:style-name="T21">Arlington</text:span></text:a><text:span text:style-name="T14">, Massachusetts.</text:span></text:p>
      <text:p text:style-name="P1"/>
      <text:p text:style-name="P1">===</text:p>
      <text:p text:style-name="P1">LIBRARIES OF THE FUTURE </text:p>
      <text:p text:style-name="P1">J. C. R. Licklider</text:p>
      <text:p text:style-name="P2">COPYRIGHT © 1965 BY THE MASSACHUSETTS INSTITUTE OF TECHNOLOGY ALL RIGHTS RESERVED</text:p>
      <text:p text:style-name="P2"><text:span text:style-name="T1">===</text:span><text:line-break/>Economic criteria tend to be dominant in our society. The economic value of information and knowledge is increasing. By the year 2000, information and knowledge may be as important as mobility. We are assuming that the average man of that year may make a capital investment in an "intermedium" or "console" — his intellectual Ford or Cadillac — comparable to the investment he makes now in an automobile, or that he will rent one from a public utihty that handles information processing as Consolidated Edison handles electric power. In business, government, and education, the concept of "desk" may have changed from passive to active: a desk may be primarily a display-and-control station in a telecommunication-telecomputation system* — and its most vital part may be the cable ("umbilical cord") that connects it, via a wall socket, into the procognitive utility net. Thus our economic assumption is that interaction with information and knowledge will constitute 10 or 20 per cent of the total effort of the society, and the rational economic (or socioeconomic) criterion is that the society be more productive or more effective with procognitive systems than without.</text:p>
      <text:p text:style-name="P2">…</text:p>
      <text:p text:style-name="P2">Note that the allocation of resources to information systems in this projection covers interaction with bodies of information other than the body of knowledge now associated with libraries. The parts of the allocation that pay for user stations, for telecommunication, and for telecomputation can be charged in large part to the handling of everyday business, industrial, government, and professional information, and perhaps also to news, en- tertainment, and education. These more mundane activities will require extensive facilities, and parts of the neolibrary procognitive system may ride on their coattails.</text:p>
      <text:p text:style-name="P2"/>
      <text:p text:style-name="P2"><text:s/>* If a man wishes to get away from it all and think in peace and quiet, he will have merely to turn off the power. However, it may not be economically feasible for his employer to pay him at full rate for the time he thus spends in unamplified cerebration. </text:p>
      <text:p text:style-name="P1">===</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georgia" svg:font-family="georgia"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2T19:23:43.747422068</meta:creation-date>
    <dc:date>2015-08-14T19:22:34.086556199</dc:date>
    <meta:editing-duration>P1DT23H42M29S</meta:editing-duration>
    <meta:editing-cycles>2</meta:editing-cycles>
    <meta:generator>LibreOffice/4.2.7.2$Linux_X86_64 LibreOffice_project/420m0$Build-2</meta:generator>
    <meta:print-date>2015-08-14T19:21:51.578320264</meta:print-date>
    <meta:document-statistic meta:table-count="0" meta:image-count="0" meta:object-count="0" meta:page-count="2" meta:paragraph-count="25" meta:word-count="1083" meta:character-count="6862" meta:non-whitespace-character-count="5798"/>
  </office:meta>
</office:document-meta>
</file>